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4538b" draw:fill="solid" draw:fill-color="#ef792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14538b" draw:fill="solid" draw:fill-color="#14538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solid" draw:fill-color="#ffffff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ef792e" draw:fill="solid" draw:fill-color="#14538b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4cm" svg:stroke-color="#3465a4" draw:marker-start-width="0.8cm" draw:marker-end-width="0.8cm" draw:stroke-linejoin="round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3465a4" draw:marker-start-width="0.8cm" draw:marker-end-width="0.8cm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8" style:family="graphic" style:parent-style-name="objectwithoutfill">
      <style:graphic-properties svg:stroke-width="0.3cm" svg:stroke-color="#ef792e" draw:marker-start-width="0.65cm" draw:marker-end-width="0.65cm" draw:fill="none" draw:fill-color="#14538b" draw:fill-image-width="0cm" draw:fill-image-height="0cm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1.8cm"/>
    </style:style>
    <style:style style:name="gr10" style:family="graphic" style:parent-style-name="objectwithoutfill">
      <style:graphic-properties svg:stroke-width="0.4cm" svg:stroke-color="#ef792e" draw:marker-start-width="0.8cm" draw:marker-end-width="0.8cm" draw:stroke-linejoin="round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11" style:family="graphic" style:parent-style-name="objectwithoutfill">
      <style:graphic-properties svg:stroke-width="0.3cm" svg:stroke-color="#14538b" draw:marker-start-width="0.65cm" draw:marker-end-width="0.65cm" draw:fill="none" draw:fill-color="#14538b" draw:fill-image-width="0cm" draw:fill-image-height="0cm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3465a4" draw:fill="solid" draw:fill-color="#ef792e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3465a4" draw:fill="solid" draw:fill-color="#14538b" draw:fill-image-width="0cm" draw:fill-image-height="0cm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6cm" svg:stroke-color="#14538b" draw:marker-start-width="1.1cm" draw:marker-end-width="1.1cm" svg:stroke-linecap="round" draw:fill="none" draw:fill-color="#ef792e" draw:fill-image-width="0cm" draw:fill-image-height="0cm" draw:textarea-vertical-align="middle" fo:padding-top="0.425cm" fo:padding-bottom="0.425cm" fo:padding-left="0.55cm" fo:padding-right="0.55cm"/>
    </style:style>
    <style:style style:name="gr15" style:family="graphic" style:parent-style-name="standard">
      <style:graphic-properties draw:stroke="none" svg:stroke-color="#000000" draw:fill="none" draw:fill-color="#ffffff" fo:min-height="3.186cm"/>
    </style:style>
    <style:style style:name="gr16" style:family="graphic" style:parent-style-name="standard">
      <style:graphic-properties draw:stroke="none" draw:fill="solid" draw:fill-color="#14538b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3465a4" draw:fill="solid" draw:fill-color="#ffffff" draw:fill-image-width="0cm" draw:fill-image-height="0cm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3465a4" draw:fill="solid" draw:fill-color="#14538b" draw:fill-image-width="0cm" draw:fill-image-height="0cm" draw:textarea-horizontal-align="justify" draw:textarea-vertical-align="middle" draw:auto-grow-height="false" draw:shadow="hidden"/>
    </style:style>
    <style:style style:name="gr19" style:family="graphic" style:parent-style-name="standard">
      <style:graphic-properties draw:stroke="none" svg:stroke-color="#3465a4" draw:fill="solid" draw:fill-color="#ffffff" draw:fill-image-width="0cm" draw:fill-image-height="0cm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3.05cm"/>
    </style:style>
    <style:style style:name="gr21" style:family="graphic" style:parent-style-name="standard">
      <style:graphic-properties draw:stroke="none" svg:stroke-width="0cm" svg:stroke-color="#ffffff" draw:marker-start-width="1.4cm" draw:marker-end-width="1.4cm" svg:stroke-linecap="round" draw:fill="solid" draw:fill-color="#ffffff" draw:opacity="100%" draw:fill-image-width="0cm" draw:fill-image-height="0cm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Carlito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000000" style:font-name="Droid Sans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color="#ffffff" style:font-name="Droid Sans" fo:font-size="85pt" fo:font-weight="bold" style:font-size-asian="85pt" style:font-weight-asian="bold" style:font-size-complex="85pt" style:font-weight-complex="bold"/>
    </style:style>
    <style:style style:name="T1" style:family="text">
      <style:text-properties fo:color="#000000" style:font-name="Carlito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style:font-name="Droid Sans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ff" style:font-name="Droid Sans" fo:font-size="85pt" fo:font-weight="bold" style:font-size-asian="85pt" style:font-weight-asian="bold" style:font-size-complex="8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6.6cm" draw:transform="rotate (-3.14159265358979) translate (10.6cm 7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cm" svg:height="5.3cm" draw:transform="rotate (-3.14159265358979) translate (6.7cm 8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699cm" svg:height="3.972cm" svg:x="3.999cm" svg:y="3.5cm" svg:viewBox="0 0 2700 3973" svg:d="M0 799c0-277 31-545 91-799 1482 20 2609 1161 2609 2649 0 488-121 938-336 1324-1391-388-2364-1630-2364-3174z">
          <text:p/>
        </draw:path>
        <draw:custom-shape draw:style-name="gr4" draw:text-style-name="P1" draw:layer="layout" svg:width="2.9cm" svg:height="2.9cm" draw:transform="rotate (-3.14159265358979) translate (9.5cm 5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cm" svg:height="3.4cm" draw:transform="rotate (-3.14159265358979) translate (4.6cm 8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draw:transform="rotate (-3.14159265358979) translate (9cm 4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6" draw:text-style-name="P1" draw:layer="layout" svg:width="1.799cm" svg:height="4.499cm" svg:x="3.2cm" svg:y="1.9cm" svg:viewBox="0 0 1800 4500" draw:points="1800,0 1800,4500 0,2200">
          <text:p/>
        </draw:polygon>
        <draw:line draw:style-name="gr7" draw:text-style-name="P1" draw:layer="layout" svg:x1="4.9cm" svg:y1="4.1cm" svg:x2="3.3cm" svg:y2="4.1cm">
          <text:p/>
        </draw:line>
        <draw:polyline draw:style-name="gr8" draw:text-style-name="P1" draw:layer="layout" svg:width="2.799cm" svg:height="5.899cm" svg:x="2.4cm" svg:y="1.2cm" svg:viewBox="0 0 2800 5900" draw:points="2800,0 2300,0 0,2900 2300,5900 2800,5900">
          <text:p/>
        </draw:polyline>
        <draw:frame draw:style-name="gr9" draw:text-style-name="P2" draw:layer="layout" svg:width="4.7cm" svg:height="2.368cm" svg:x="7.1cm" svg:y="5.532cm">
          <draw:text-box>
            <text:p><text:span text:style-name="T1">'14</text:span></text:p>
          </draw:text-box>
        </draw:frame>
        <draw:polygon draw:style-name="gr10" draw:text-style-name="P1" draw:layer="layout" svg:width="1.799cm" svg:height="4.499cm" svg:x="5.7cm" svg:y="1.9cm" svg:viewBox="0 0 1800 4500" draw:points="0,0 0,4500 1800,2200">
          <text:p/>
        </draw:polygon>
        <draw:polyline draw:style-name="gr11" draw:text-style-name="P1" draw:layer="layout" svg:width="2.799cm" svg:height="5.899cm" svg:x="5.5cm" svg:y="1.2cm" svg:viewBox="0 0 2800 5900" draw:points="0,0 500,0 2800,2900 500,5900 0,5900">
          <text:p/>
        </draw:polyline>
      </draw:page>
      <draw:page draw:name="page3" draw:style-name="dp1" draw:master-page-name="Default">
        <draw:custom-shape draw:style-name="gr12" draw:text-style-name="P1" draw:layer="layout" svg:width="4.4cm" svg:height="4.4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2cm" svg:height="3.2cm" svg:x="6.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cm" svg:height="2cm" svg:x="7.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8.2cm" svg:y1="4.4cm" svg:x2="5.6cm" svg:y2="4.4cm">
          <text:p/>
        </draw:line>
        <draw:line draw:style-name="gr14" draw:text-style-name="P1" draw:layer="layout" svg:x1="4.8cm" svg:y1="4.4cm" svg:x2="4.5cm" svg:y2="4.4cm">
          <text:p/>
        </draw:line>
        <draw:line draw:style-name="gr14" draw:text-style-name="P1" draw:layer="layout" svg:x1="3.6cm" svg:y1="4.4cm" svg:x2="2.2cm" svg:y2="4.4cm">
          <text:p/>
        </draw:line>
        <draw:frame draw:style-name="gr15" draw:text-style-name="P3" draw:layer="layout" svg:width="4.8cm" svg:height="3.536cm" svg:x="2cm" svg:y="4.564cm">
          <draw:text-box>
            <text:p text:style-name="P3"><text:span text:style-name="T2">14</text:span></text:p>
          </draw:text-box>
        </draw:frame>
      </draw:page>
      <draw:page draw:name="page4" draw:style-name="dp1" draw:master-page-name="Default">
        <draw:custom-shape draw:style-name="gr16" draw:text-style-name="P1" draw:layer="layout" svg:width="13.3cm" svg:height="11.7cm" svg:x="-0.4cm" svg:y="-0.4cm">
          <text:p/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5.25cm" svg:height="4.399cm" svg:x="5.149cm" svg:y="3.5cm" svg:viewBox="0 0 5251 4400" svg:d="M3051 0c1247 0 2200 953 2200 2200s-953 2200-2200 2200-2200-953-2200-2200c0-324 64-628 181-900h-632c-74 0-136-17-200-54-64-36-110-82-146-146-37-64-54-126-54-200s17-136 54-200c36-64 82-110 146-146 64-37 126-54 200-54h1229c379-315 872-500 1422-500zM1517 600h-1068c-55 0-102 13-150 40-48 28-82 62-110 110-27 48-40 95-40 150s13 102 40 150c28 48 62 82 110 110 48 27 95 40 150 40h629c111-226 260-429 439-600z">
          <text:p/>
        </draw:path>
        <draw:path draw:style-name="gr18" draw:text-style-name="P1" draw:layer="layout" svg:width="3.65cm" svg:height="3.199cm" svg:x="6.2cm" svg:y="4.1cm" svg:viewBox="0 0 3651 3200" svg:d="M2051 0c907 0 1600 693 1600 1600s-693 1600-1600 1600-1600-693-1600-1600c0-384 124-729 336-1000h-787c111-226 260-429 439-600h1483v5c42-3 85-5 129-5z">
          <text:p/>
        </draw:path>
        <draw:custom-shape draw:style-name="gr19" draw:text-style-name="P1" draw:layer="layout" svg:width="2cm" svg:height="2cm" svg:x="7.25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4.8cm" svg:height="3.739cm" svg:x="1.8cm" svg:y="4.6cm">
          <draw:text-box>
            <text:p text:style-name="P4"><text:span text:style-name="T3">14</text:span></text:p>
          </draw:text-box>
        </draw:frame>
        <draw:path draw:style-name="gr21" draw:text-style-name="P1" draw:layer="layout" svg:width="2.199cm" svg:height="0.799cm" svg:x="1.5cm" svg:y="4cm" svg:viewBox="0 0 2200 800" svg:d="M1749 100h-1300c-55 0-102 13-150 40-48 28-82 62-110 110-27 48-40 95-40 150s13 102 40 150c28 48 62 82 110 110 48 27 95 40 150 40h1300c55 0 102-13 150-40 48-28 82-62 110-110 27-48 40-95 40-150s-13-102-40-150c-28-48-62-82-110-110-48-27-95-40-150-40zM1800 0c74 0 136 17 200 54 64 36 110 82 146 146 37 64 54 126 54 200s-17 136-54 200c-36 64-82 110-146 146-64 37-126 54-200 54h-1400c-74 0-136-17-200-54-64-36-110-82-146-146-37-64-54-126-54-200s17-136 54-200c36-64 82-110 146-146 64-37 126-54 200-54z">
          <text:p/>
        </draw:path>
        <draw:path draw:style-name="gr21" draw:text-style-name="P1" draw:layer="layout" svg:width="1.153cm" svg:height="0.799cm" svg:x="3.846cm" svg:y="4cm" svg:viewBox="0 0 1154 800" svg:d="M703 100h-254c-55 0-102 12-150 40s-82 62-110 110-40 95-40 150 12 102 40 150 62 82 110 110 95 40 150 40h254c55 0 102-12 150-40s82-62 110-110 40-95 40-150-12-102-40-150-62-82-110-110-95-40-150-40zM754 0c74 0 136 17 200 54s109 82 146 146 54 126 54 200-17 136-54 200-82 109-146 146-126 54-200 54h-354c-74 0-136-17-200-54s-109-82-146-146-54-126-54-200 17-136 54-200 82-110 146-146c64-37 126-54 200-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0T21:34:12.386773786</meta:creation-date>
    <dc:date>2014-04-11T11:08:12.387417657</dc:date>
    <meta:editing-duration>PT12H51M50S</meta:editing-duration>
    <meta:editing-cycles>14</meta:editing-cycles>
    <meta:generator>LibreOffice/4.2.1.1$Linux_X86_64 LibreOffice_project/26a1723cf76a13083d95d000339db660a19140b7</meta:generator>
    <meta:document-statistic meta:object-count="26"/>
  </office:meta>
</office:document-meta>
</file>